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1">
      <style:paragraph-properties fo:line-height="150%"/>
    </style:style>
    <style:style style:name="P3" style:family="paragraph" style:parent-style-name="Standard" style:list-style-name="L2">
      <style:paragraph-properties fo:line-height="150%"/>
    </style:style>
    <style:style style:name="T1" style:family="text">
      <style:text-properties officeooo:rsid="000a75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P1">Nama : Ari Ali Nugroho</text:p>
      <text:p text:style-name="P1">Kelas : 11 IPA 3</text:p>
      <text:p text:style-name="P1"/>
      <text:p text:style-name="P1">Waktu : <text:span text:style-name="T1">5 </text:span>Mei 2020 (video durasi: 25 menit)</text:p>
      <text:p text:style-name="P1">Sumber : Internet (youtube.com)</text:p>
      <text:p text:style-name="P1">Penceramah : Ustadz Adi hidayat</text:p>
      <text:p text:style-name="P1">Materi : <text:span text:style-name="T1">Rahasia menghafal </text:span><text:s/>al-Qur’an.</text:p>
      <text:h text:style-name="Heading_20_1" text:outline-level="1">Rangkuman:</text:h>
      <text:p text:style-name="Text_20_body"/>
      <text:list xml:id="list1507249195" text:style-name="L1">
        <text:list-item>
          <text:p text:style-name="P2">Qiraat (membaca) al-Qur'an merupakan tahap permulaan dalam interaksi al-Qur'an.</text:p>
        </text:list-item>
        <text:list-item>
          <text:p text:style-name="P2">Tilawah (memahami bacaan) al-Qur'an tahap kedua dalam interaksi al-Qur'an.</text:p>
        </text:list-item>
        <text:list-item>
          <text:p text:style-name="P2">Tahfidz (menghafal) al-Qur'an adalah derajat tertinggi dalam interaksi al-Qur'an</text:p>
        </text:list-item>
        <text:list-item>
          <text:p text:style-name="P2">Al-Qur'an sebagai pedoman kehidupan, dengan menghafalnya al-Qur'an akan bersama dalam seluruh interaksi kehidupan.</text:p>
        </text:list-item>
        <text:list-item>
          <text:p text:style-name="P2">Allah menjamin kemudahan dalam meghafal al-Qur'an (tidak dibatasi usia, keadaan, dll).</text:p>
        </text:list-item>
        <text:list-item>
          <text:p text:style-name="P2">Keutamaan penghafal al-Qur'an:</text:p>
        </text:list-item>
      </text:list>
      <text:list xml:id="list2535746714" text:style-name="L2">
        <text:list-item>
          <text:p text:style-name="P3">Sebagai hamba Allah yang terpilih.</text:p>
        </text:list-item>
        <text:list-item>
          <text:p text:style-name="P3">Mendapatkan anugrah yang agung.</text:p>
        </text:list-item>
        <text:list-item>
          <text:p text:style-name="P3">Mendapat kehormatan di akhirat ketika ingin masuk ke dalam surga.</text:p>
        </text:list-item>
        <text:list-item>
          <text:p text:style-name="P3">Berpeluang membawa syafaat kepada anggota keluarga.</text:p>
        </text:list-item>
      </text:list>
      <text:list xml:id="list72716759792205" text:continue-list="list1507249195" text:style-name="L1">
        <text:list-item>
          <text:p text:style-name="P2">Rasulullah shallallahu 'alaihi wasallam bersabda "Tidak ada (sifat) iri (yang terpuji) kecuali pada dua orang: seorang yang dipahamkan oleh Allah tentang al-Qur-an kemudian dia membacanya di waktu malam dan siang hari..."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07:23:30.038893004</meta:creation-date>
    <dc:date>2020-05-05T07:27:16.476090616</dc:date>
    <meta:editing-duration>PT3M47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1" meta:paragraph-count="19" meta:word-count="156" meta:character-count="1081" meta:non-whitespace-character-count="954"/>
  </office:meta>
</office:document-meta>
</file>